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Upon listening to the recorded call, used for quality assurance, we learned <text:s/>on ___/__/___, <text:s text:c="2"/>First Name Last Name called in to enroll in health insurance. He/She spoke to an insurance agent that recommended a bundled packaged plan to cover <text:s/>the health care needs of the client. Mr/Mrs Last Name requested to be enrolled <text:s/>into the recommended bundled package that included <text:s/>Insure HC as well as major med supps if any. Client provided Name, date of birth, social security number and payment method to finalize subscription. The following day, as part of our service, an Insure Hc follow up call was made to client to confirm policies and go over itemized billing. <text:s/>An Insure HC card and welcome letter was sent to the client immediately after purchase. I have included <text:s/>a copy of the welcome letter and Insure Hc card client received. <text:s text:c="109"/></text:p>
      <text:p text:style-name="Standard"/>
      <text:p text:style-name="Standard"/>
      <text:p text:style-name="Standard"><text:s text:c="2"/><text:line-break/>Dear Member,<text:line-break/><text:line-break/>    Welcome to Insure HC, we are pleased to provide you with your Insure HC Card. Insurance can be confusing and difficult to navigate. With the medical reform, things have gotten even more confusing. With higher premiums and deductibles and more narrow networks the costs have transferred to the consumer making it difficult to control their annual health care costs. Our goal is to make it easier for you. <text:line-break/>Make the most of your health plan and benefits. We provide personalized complete comprehensive health care customer service. Insure HC is a team dedicated to ensuring you receive the best care possible from your health plan. <text:line-break/>    To find a provider near you simply give us a call and we will locate a provider and even help schedule your appointment.  To receive discounts, present your card to participating providers and pharmacies. We know health care is expensive and your Insure HC discount card is here to provide you with access to savings. Your Insure HC card includes:<text:line-break/>Health Insurance Concierge <text:line-break/>24/7 Doctor Line<text:line-break/> Prescription Discount<text:line-break/> Dental Discount<text:line-break/>Vision Discount<text:line-break/>MRI &amp; Imaging Discount<text:line-break/>Lab Discount<text:line-break/>Vision Discount<text:line-break/>and so much more!<text:line-break/><text:line-break/>If you have any questions regarding your Insure HC or health care coverage, please contact us at <text:line-break/>888-290-9060<text:line-break/><text:line-break/>We wish you a happy and healthy year.<text:line-break/>Sincerely,<text:line-break/>Jennifer Fields<text:line-break/>Insure HC Manager</text:p>
      <text:p text:style-name="Standard"/>
      <text:p text:style-name="Standard"/>
      <text:p text:style-name="Standard"><text:s text:c="3"/>http://agents.ebrokercenter.com/api/mail/files/phpkXzrLO.pdf<text:line-break/><text:line-break/> <text:s text:c="7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nifer Fields</meta:initial-creator>
    <meta:creation-date>2016-04-27T15:19:14.59</meta:creation-date>
    <dc:date>2016-04-28T15:21:37.80</dc:date>
    <dc:creator>Jennifer Fields</dc:creator>
    <meta:editing-duration>PT2H32M22S</meta:editing-duration>
    <meta:editing-cycles>2</meta:editing-cycles>
    <meta:generator>OpenOffice/4.1.1$Win32 OpenOffice.org_project/411m6$Build-9775</meta:generator>
    <meta:document-statistic meta:table-count="0" meta:image-count="0" meta:object-count="0" meta:page-count="1" meta:paragraph-count="3" meta:word-count="364" meta:character-count="10112"/>
  </office:meta>
</office:document-meta>
</file>